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c756" officeooo:paragraph-rsid="0017c756"/>
    </style:style>
    <style:style style:name="P2" style:family="paragraph" style:parent-style-name="Standard">
      <style:text-properties fo:font-weight="bold" officeooo:rsid="0017c756" officeooo:paragraph-rsid="0017c756" style:font-weight-asian="bold" style:font-weight-complex="bold"/>
    </style:style>
    <style:style style:name="P3" style:family="paragraph" style:parent-style-name="Standard">
      <style:text-properties fo:font-weight="bold" officeooo:rsid="001a5bdd" officeooo:paragraph-rsid="001a5bdd" style:font-weight-asian="bold" style:font-weight-complex="bold"/>
    </style:style>
    <style:style style:name="P4" style:family="paragraph" style:parent-style-name="Standard">
      <style:text-properties fo:font-weight="normal" officeooo:rsid="00198f13" officeooo:paragraph-rsid="00198f13" style:font-weight-asian="normal" style:font-weight-complex="normal"/>
    </style:style>
    <style:style style:name="P5" style:family="paragraph" style:parent-style-name="Standard">
      <style:text-properties fo:font-weight="normal" officeooo:rsid="001a5bdd" officeooo:paragraph-rsid="001a5bdd" style:font-weight-asian="normal" style:font-weight-complex="normal"/>
    </style:style>
    <style:style style:name="T1" style:family="text">
      <style:text-properties officeooo:rsid="001c4604"/>
    </style:style>
    <style:style style:name="T2" style:family="text">
      <style:text-properties officeooo:rsid="001cc7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Cómo enseñar matemáticas <text:span text:style-name="T2">leyendo de manera experimental e interactiva</text:span> utilizando lenguaje Python, <text:span text:style-name="T1">Markdown, </text:span>Latex y cuadernos Jupyter para desarrollar las capacidades de comunicación y colaboración científica. Una experiencia de aula en Cálculo Integral en el Campus Caucasia de la Universidad de Antioquia. </text:p>
      <text:p text:style-name="P2"/>
      <text:p text:style-name="P2">How to teach mathematics by reading experimentally and interactively using Python, Markdown, Latex and Jupyter notebooks to develop scientific communication and collaboration skills. A classroom experience in Comprehensive Calculus at the Caucasia Campus of the University of Antioquia.</text:p>
      <text:p text:style-name="P2"/>
      <text:p text:style-name="P2"/>
      <text:p text:style-name="P4">Mi ideal es que los estudiantes adquieran una cultura de lectura experimental e interactiva que los cuadernos Jupyter facilitan. <text:span text:style-name="T2">Lo que les permita adquirir, aplicar y comunicar conceptos matemáticos en sus diferentes carreras. </text:span><text:s/></text:p>
      <text:p text:style-name="P4"/>
      <text:p text:style-name="P3">Concepto de Lectura Interactiva y Experimental</text:p>
      <text:p text:style-name="P5"/>
      <text:p text:style-name="P5">Lectura Interactiva y Experimental es una metodología de enseñanza que combina la interacción activa del estudiante con el contenido educativo y la experimentación directa con conceptos matemáticos a través del uso de tecnologías digitales avanzadas. En esta propuesta, el concepto se fundamenta en el uso de cuadernos Jupyter alojados en repositorios de GitHub, integrados con videos explicativos disponibles en el canal DiMathData en YouTube. Este enfoque permite a los estudiantes no solo leer y entender el contenido teórico, sino también experimentar y manipular conceptos matemáticos de manera práctica y visual.</text:p>
      <text:p text:style-name="P5"/>
      <text:p text:style-name="P5">Implementación y Diseño Hipertextual</text:p>
      <text:p text:style-name="P5"/>
      <text:p text:style-name="P5">1. **Cuadernos Jupyter**: Los cuadernos Jupyter son documentos que combinan código Python, texto escrito en Markdown y fórmulas en LaTeX. Estos permiten a los estudiantes interactuar con el contenido de manera directa, modificando y ejecutando código para observar resultados inmediatos y visuales de los conceptos matemáticos.</text:p>
      <text:p text:style-name="P5"/>
      <text:p text:style-name="P5">2. **Repositorios en GitHub**: Al alojar los cuadernos Jupyter en GitHub, se facilita el acceso y la colaboración. Los estudiantes pueden clonar los repositorios, realizar cambios y contribuciones, y compartir sus resultados con la comunidad educativa.</text:p>
      <text:p text:style-name="P5"/>
      <text:p text:style-name="P5">3. **Videos Explicativos en YouTube**: Los videos en el canal DiMathData proporcionan tutoriales y explicaciones visuales sobre el uso de los cuadernos Jupyter y la resolución de problemas específicos. Estos videos están vinculados de manera hipertextual dentro de los cuadernos Jupyter, permitiendo a los estudiantes acceder a ellos con un solo clic para obtener una explicación más detallada.</text:p>
      <text:p text:style-name="P5"/>
      <text:p text:style-name="P5">4. **Diseño Hipertextual**: Los cuadernos Jupyter están diseñados con enlaces hipertextuales que conectan los diferentes recursos (textos, código, videos). Esto crea un entorno de aprendizaje no lineal, donde los estudiantes pueden navegar libremente entre teoría, práctica y soporte audiovisual.</text:p>
      <text:p text:style-name="P5"/>
      <text:p text:style-name="P5">#### Enfoque de Aula Invertida</text:p>
      <text:p text:style-name="P5"/>
      <text:p text:style-name="P5">El enfoque de aula invertida se justifica como sigue:</text:p>
      <text:p text:style-name="P5"/>
      <text:p text:style-name="P5"><text:soft-page-break/>- **Estudio Autónomo**: Los estudiantes acceden a los recursos (cuadernos y videos) fuera del horario de clase, permitiéndoles estudiar a su propio ritmo. Pueden ver los videos y experimentar con los cuadernos Jupyter para comprender los conceptos antes de llegar a clase.</text:p>
      <text:p text:style-name="P5"/>
      <text:p text:style-name="P5">- **Clase Interactiva**: El tiempo en clase se utiliza para discutir conceptos más complejos, resolver dudas y realizar actividades prácticas guiadas. El profesor actúa como facilitador, ayudando a los estudiantes a profundizar en su comprensión y a aplicar lo aprendido.</text:p>
      <text:p text:style-name="P5"/>
      <text:p text:style-name="P5">#### Justificación del Uso de Python, Markdown y LaTeX</text:p>
      <text:p text:style-name="P5"/>
      <text:p text:style-name="P5">- **Python**: Es un lenguaje de programación accesible y poderoso para realizar cálculos matemáticos, análisis de datos y visualización. Permite a los estudiantes experimentar y ver los resultados de sus manipulaciones en tiempo real.</text:p>
      <text:p text:style-name="P5"/>
      <text:p text:style-name="P5">- **Markdown**: Facilita la creación de textos claros y estructurados dentro de los cuadernos Jupyter, permitiendo la inclusión de enlaces, listas, y otros elementos de formato de manera sencilla.</text:p>
      <text:p text:style-name="P5"/>
      <text:p text:style-name="P5">- **LaTeX**: Permite escribir fórmulas matemáticas de manera precisa y clara, siendo una herramienta esencial para la comunicación efectiva de conceptos matemáticos avanzados.</text:p>
      <text:p text:style-name="P5"/>
      <text:p text:style-name="P5">#### Aplicación en Programas Académicos</text:p>
      <text:p text:style-name="P5"/>
      <text:p text:style-name="P5">Este enfoque es adecuado para los programas de Licenciatura en Matemáticas, Administración de Empresas, Ingeniería Agropecuaria y Educación Infantil del Campus Caucasia de la Universidad de Antioquia, ya que:</text:p>
      <text:p text:style-name="P5"/>
      <text:p text:style-name="P5">- **Licenciatura en Matemáticas**: Fomenta un entendimiento profundo y práctico de los conceptos matemáticos.</text:p>
      <text:p text:style-name="P5">- **Administración de Empresas**: Facilita la comprensión de modelos matemáticos aplicados a la economía y finanzas.</text:p>
      <text:p text:style-name="P5">- **Ingeniería Agropecuaria**: Apoya el análisis y modelación de datos en investigaciones agropecuarias.</text:p>
      <text:p text:style-name="P5">- **Educación Infantil**: Proporciona herramientas para futuros educadores, ayudándoles a entender y enseñar conceptos matemáticos de manera innovadora.</text:p>
      <text:p text:style-name="P5"/>
      <text:p text:style-name="P5">En resumen, esta propuesta de lectura interactiva y experimental no solo enriquece el aprendizaje de los estudiantes, sino que también moderniza la metodología de enseñanza mediante la integración de tecnologías digitales y el enfoque de aula invertida.</text:p>
      <text:p text:style-name="P5"/>
      <text:p text:style-name="P5"/>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09:19:09.560855371</meta:creation-date>
    <meta:generator>LibreOffice/24.2.4.2$Linux_X86_64 LibreOffice_project/d29029bfb700ea4a272da1366c5f5e7c14e351b5</meta:generator>
    <dc:date>2024-06-18T12:20:37.935324879</dc:date>
    <meta:editing-duration>PT1H29M53S</meta:editing-duration>
    <meta:editing-cycles>6</meta:editing-cycles>
    <meta:document-statistic meta:table-count="0" meta:image-count="0" meta:object-count="0" meta:page-count="2" meta:paragraph-count="25" meta:word-count="715" meta:character-count="5058" meta:non-whitespace-character-count="4365"/>
  </office:meta>
</office:document-meta>
</file>